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99ffcc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/>
    </style:style>
    <style:style style:name="gr1" style:family="graphic">
      <style:graphic-properties draw:fill-color="#99ffcc" draw:textarea-horizontal-align="justify" draw:textarea-vertical-align="middle" draw:auto-grow-height="false" fo:min-height="1.646cm" fo:min-width="17.6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325cm" fo:min-width="4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323cm" fo:min-width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649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99cm" draw:marker-start-width="0.949cm" draw:marker-end="Arrow" draw:marker-end-width="0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476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466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873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6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349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826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476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2" draw:style-name="gr1" draw:text-style-name="P2" svg:width="17.627cm" svg:height="1.646cm" svg:x="0.616cm" svg:y="7.267cm"><text:p text:style-name="P1"><text:span text:style-name="T1">Gestionnaire interne de collision</text:span></text:p><draw:enhanced-geometry svg:viewBox="0 0 21600 21600" draw:type="rectangle" draw:enhanced-path="M 0 0 L 21600 0 21600 21600 0 21600 0 0 Z N"/></draw:custom-shape><draw:custom-shape text:anchor-type="paragraph" draw:z-index="1" draw:name="Forme3" draw:style-name="gr2" draw:text-style-name="P3" svg:width="4.104cm" svg:height="1.325cm" svg:x="0.563cm" svg:y="4.987cm"><text:p><text:span text:style-name="T2">Classe Contention CA0</text:span></text:p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4" svg:width="4.102cm" svg:height="1.324cm" svg:x="5.133cm" svg:y="4.934cm"><text:p>Classe Contention CA1</text:p><draw:enhanced-geometry svg:viewBox="0 0 21600 21600" draw:type="rectangle" draw:enhanced-path="M 0 0 L 21600 0 21600 21600 0 21600 0 0 Z N"/></draw:custom-shape><draw:custom-shape text:anchor-type="paragraph" draw:z-index="3" draw:name="Forme3" draw:style-name="gr3" draw:text-style-name="P4" svg:width="4.102cm" svg:height="1.324cm" svg:x="9.506cm" svg:y="4.881cm"><text:p>Classe Contention CA2</text:p><draw:enhanced-geometry svg:viewBox="0 0 21600 21600" draw:type="rectangle" draw:enhanced-path="M 0 0 L 21600 0 21600 21600 0 21600 0 0 Z N"/></draw:custom-shape><draw:custom-shape text:anchor-type="paragraph" draw:z-index="4" draw:name="Forme3" draw:style-name="gr3" draw:text-style-name="P4" svg:width="4.102cm" svg:height="1.324cm" svg:x="13.977cm" svg:y="4.881cm"><text:p>Classe Contention CA3</text:p><draw:enhanced-geometry svg:viewBox="0 0 21600 21600" draw:type="rectangle" draw:enhanced-path="M 0 0 L 21600 0 21600 21600 0 21600 0 0 Z N"/></draw:custom-shape><draw:line text:anchor-type="paragraph" draw:z-index="5" draw:name="Forme4" draw:style-name="gr4" draw:text-style-name="P1" svg:x1="2.521cm" svg:y1="6.235cm" svg:x2="2.521cm" svg:y2="7.267cm"><text:p/></draw:line><draw:line text:anchor-type="paragraph" draw:z-index="6" draw:name="Forme4" draw:style-name="gr4" draw:text-style-name="P1" svg:x1="7.098cm" svg:y1="6.235cm" svg:x2="7.098cm" svg:y2="7.267cm"><text:p/></draw:line><draw:line text:anchor-type="paragraph" draw:z-index="7" draw:name="Forme4" draw:style-name="gr4" draw:text-style-name="P1" svg:x1="11.384cm" svg:y1="6.235cm" svg:x2="11.384cm" svg:y2="7.267cm"><text:p/></draw:line><draw:line text:anchor-type="paragraph" draw:z-index="8" draw:name="Forme4" draw:style-name="gr4" draw:text-style-name="P1" svg:x1="16.014cm" svg:y1="6.235cm" svg:x2="16.014cm" svg:y2="7.267cm"><text:p/></draw:line><draw:line text:anchor-type="paragraph" draw:z-index="9" draw:name="Forme4" draw:style-name="gr5" draw:text-style-name="P1" svg:x1="9.479cm" svg:y1="8.925cm" svg:x2="9.479cm" svg:y2="10.698cm"><text:p/></draw:line><draw:line text:anchor-type="paragraph" draw:z-index="10" draw:name="Forme4" draw:style-name="gr4" draw:text-style-name="P1" svg:x1="2.653cm" svg:y1="3.955cm" svg:x2="2.653cm" svg:y2="4.987cm"><text:p/></draw:line><draw:line text:anchor-type="paragraph" draw:z-index="11" draw:name="Forme4" draw:style-name="gr4" draw:text-style-name="P1" svg:x1="7.071cm" svg:y1="3.902cm" svg:x2="7.071cm" svg:y2="4.934cm"><text:p/></draw:line><draw:line text:anchor-type="paragraph" draw:z-index="12" draw:name="Forme4" draw:style-name="gr4" draw:text-style-name="P1" svg:x1="11.437cm" svg:y1="3.849cm" svg:x2="11.437cm" svg:y2="4.881cm"><text:p/></draw:line><draw:line text:anchor-type="paragraph" draw:z-index="13" draw:name="Forme4" draw:style-name="gr4" draw:text-style-name="P1" svg:x1="16.041cm" svg:y1="3.849cm" svg:x2="16.041cm" svg:y2="4.881cm"><text:p/></draw:line><draw:custom-shape text:anchor-type="paragraph" draw:z-index="14" draw:name="Forme5" draw:style-name="gr6" svg:width="1.218cm" svg:height="0.477cm" svg:x="2.018cm" svg:y="3.002cm"><text:p/><draw:enhanced-geometry svg:viewBox="0 0 21600 21600" draw:type="rectangle" draw:enhanced-path="M 0 0 L 21600 0 21600 21600 0 21600 0 0 Z N"/></draw:custom-shape><draw:custom-shape text:anchor-type="paragraph" draw:z-index="15" draw:name="Forme5" draw:style-name="gr7" svg:width="1.218cm" svg:height="0.466cm" svg:x="2.018cm" svg:y="3.478cm"><text:p/><draw:enhanced-geometry svg:viewBox="0 0 21600 21600" draw:type="rectangle" draw:enhanced-path="M 0 0 L 21600 0 21600 21600 0 21600 0 0 Z N"/></draw:custom-shape><draw:custom-shape text:anchor-type="paragraph" draw:z-index="16" draw:name="Forme5" draw:style-name="gr6" svg:width="1.218cm" svg:height="0.477cm" svg:x="2.018cm" svg:y="2.526cm"><text:p/><draw:enhanced-geometry svg:viewBox="0 0 21600 21600" draw:type="rectangle" draw:enhanced-path="M 0 0 L 21600 0 21600 21600 0 21600 0 0 Z N"/></draw:custom-shape><draw:custom-shape text:anchor-type="paragraph" draw:z-index="17" draw:name="Forme5" draw:style-name="gr6" svg:width="1.218cm" svg:height="0.477cm" svg:x="2.018cm" svg:y="2.05cm"><text:p/><draw:enhanced-geometry svg:viewBox="0 0 21600 21600" draw:type="rectangle" draw:enhanced-path="M 0 0 L 21600 0 21600 21600 0 21600 0 0 Z N"/></draw:custom-shape><draw:custom-shape text:anchor-type="paragraph" draw:z-index="18" draw:name="Forme5" draw:style-name="gr8" draw:text-style-name="P1" svg:width="1.218cm" svg:height="0.874cm" svg:x="2.018cm" svg:y="1.177cm"><text:p text:style-name="P1">CA0</text:p><draw:enhanced-geometry svg:viewBox="0 0 21600 21600" draw:type="rectangle" draw:enhanced-path="M 0 0 L 21600 0 21600 21600 0 21600 0 0 Z N"/></draw:custom-shape><draw:custom-shape text:anchor-type="paragraph" draw:z-index="19" draw:name="Forme5" draw:style-name="gr6" svg:width="1.218cm" svg:height="0.477cm" svg:x="6.41cm" svg:y="3.399cm"><text:p/><draw:enhanced-geometry svg:viewBox="0 0 21600 21600" draw:type="rectangle" draw:enhanced-path="M 0 0 L 21600 0 21600 21600 0 21600 0 0 Z N"/></draw:custom-shape><draw:custom-shape text:anchor-type="paragraph" draw:z-index="20" draw:name="Forme5" draw:style-name="gr6" svg:width="1.218cm" svg:height="0.477cm" svg:x="6.41cm" svg:y="2.923cm"><text:p/><draw:enhanced-geometry svg:viewBox="0 0 21600 21600" draw:type="rectangle" draw:enhanced-path="M 0 0 L 21600 0 21600 21600 0 21600 0 0 Z N"/></draw:custom-shape><draw:custom-shape text:anchor-type="paragraph" draw:z-index="21" draw:name="Forme5" draw:style-name="gr6" svg:width="1.218cm" svg:height="0.477cm" svg:x="6.41cm" svg:y="2.447cm"><text:p/><draw:enhanced-geometry svg:viewBox="0 0 21600 21600" draw:type="rectangle" draw:enhanced-path="M 0 0 L 21600 0 21600 21600 0 21600 0 0 Z N"/></draw:custom-shape><draw:custom-shape text:anchor-type="paragraph" draw:z-index="22" draw:name="Forme5" draw:style-name="gr9" svg:width="1.218cm" svg:height="0.461cm" svg:x="10.802cm" svg:y="3.404cm"><text:p/><draw:enhanced-geometry svg:viewBox="0 0 21600 21600" draw:mirror-vertical="true" draw:type="rectangle" draw:enhanced-path="M 0 0 L 21600 0 21600 21600 0 21600 0 0 Z N"/></draw:custom-shape><draw:custom-shape text:anchor-type="paragraph" draw:z-index="23" draw:name="Forme5" draw:style-name="gr6" svg:width="1.218cm" svg:height="0.477cm" svg:x="10.802cm" svg:y="2.937cm"><text:p/><draw:enhanced-geometry svg:viewBox="0 0 21600 21600" draw:type="rectangle" draw:enhanced-path="M 0 0 L 21600 0 21600 21600 0 21600 0 0 Z N"/></draw:custom-shape><draw:custom-shape text:anchor-type="paragraph" draw:z-index="24" draw:name="Forme5" draw:style-name="gr6" svg:width="1.218cm" svg:height="0.477cm" svg:x="15.406cm" svg:y="3.399cm"><text:p/><draw:enhanced-geometry svg:viewBox="0 0 21600 21600" draw:type="rectangle" draw:enhanced-path="M 0 0 L 21600 0 21600 21600 0 21600 0 0 Z N"/></draw:custom-shape><draw:custom-shape text:anchor-type="paragraph" draw:z-index="25" draw:name="Forme5" draw:style-name="gr6" svg:width="1.218cm" svg:height="0.477cm" svg:x="15.406cm" svg:y="2.923cm"><text:p/><draw:enhanced-geometry svg:viewBox="0 0 21600 21600" draw:type="rectangle" draw:enhanced-path="M 0 0 L 21600 0 21600 21600 0 21600 0 0 Z N"/></draw:custom-shape><draw:custom-shape text:anchor-type="paragraph" draw:z-index="26" draw:name="Forme5" draw:style-name="gr6" svg:width="1.218cm" svg:height="0.477cm" svg:x="15.406cm" svg:y="2.447cm"><text:p/><draw:enhanced-geometry svg:viewBox="0 0 21600 21600" draw:type="rectangle" draw:enhanced-path="M 0 0 L 21600 0 21600 21600 0 21600 0 0 Z N"/></draw:custom-shape><draw:custom-shape text:anchor-type="paragraph" draw:z-index="27" draw:name="Forme5" draw:style-name="gr6" svg:width="1.218cm" svg:height="0.477cm" svg:x="15.406cm" svg:y="1.97cm"><text:p/><draw:enhanced-geometry svg:viewBox="0 0 21600 21600" draw:type="rectangle" draw:enhanced-path="M 0 0 L 21600 0 21600 21600 0 21600 0 0 Z N"/></draw:custom-shape><draw:custom-shape text:anchor-type="paragraph" draw:z-index="28" draw:name="Forme5" draw:style-name="gr6" svg:width="1.218cm" svg:height="0.477cm" svg:x="15.406cm" svg:y="1.494cm"><text:p/><draw:enhanced-geometry svg:viewBox="0 0 21600 21600" draw:type="rectangle" draw:enhanced-path="M 0 0 L 21600 0 21600 21600 0 21600 0 0 Z N"/></draw:custom-shape><draw:custom-shape text:anchor-type="paragraph" draw:z-index="29" draw:name="Forme5" draw:style-name="gr10" svg:width="1.218cm" svg:height="1.35cm" svg:x="6.41cm" svg:y="1.097cm"><text:p text:style-name="P1">CA1</text:p><draw:enhanced-geometry svg:viewBox="0 0 21600 21600" draw:type="rectangle" draw:enhanced-path="M 0 0 L 21600 0 21600 21600 0 21600 0 0 Z N"/></draw:custom-shape><draw:custom-shape text:anchor-type="paragraph" draw:z-index="30" draw:name="Forme5" draw:style-name="gr11" svg:width="1.218cm" svg:height="1.826cm" svg:x="10.802cm" svg:y="1.111cm"><text:p text:style-name="P1">CA2</text:p><draw:enhanced-geometry svg:viewBox="0 0 21600 21600" draw:type="rectangle" draw:enhanced-path="M 0 0 L 21600 0 21600 21600 0 21600 0 0 Z N"/></draw:custom-shape><draw:custom-shape text:anchor-type="paragraph" draw:z-index="31" draw:name="Forme5" draw:style-name="gr12" svg:width="1.218cm" svg:height="0.477cm" svg:x="15.406cm" svg:y="1.018cm"><text:p text:style-name="P1">CA3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001cm" fo:page-height="10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1:00:20.413035166</meta:creation-date>
    <dc:date>2017-11-08T14:38:31.798604476</dc:date>
    <meta:editing-duration>PT3M3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